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9bb65" officeooo:paragraph-rsid="0019bb65"/>
    </style:style>
    <style:style style:name="P2" style:family="paragraph" style:parent-style-name="Standard">
      <style:text-properties style:font-name="FreeMono" officeooo:rsid="001d5f42" officeooo:paragraph-rsid="001d5f42"/>
    </style:style>
    <style:style style:name="P3" style:family="paragraph" style:parent-style-name="Standard">
      <style:text-properties style:font-name="FreeMono" officeooo:rsid="00223c7b" officeooo:paragraph-rsid="00223c7b"/>
    </style:style>
    <style:style style:name="P4" style:family="paragraph" style:parent-style-name="Standard">
      <style:paragraph-properties fo:text-align="center" style:justify-single-word="false"/>
      <style:text-properties style:font-name="FreeMono" fo:font-weight="bold" officeooo:rsid="001ba11b" officeooo:paragraph-rsid="001ba11b" style:font-weight-asian="bold" style:font-weight-complex="bold"/>
    </style:style>
    <style:style style:name="P5" style:family="paragraph" style:parent-style-name="Standard">
      <style:text-properties style:font-name="FreeMono" fo:font-weight="bold" officeooo:rsid="001d5f42" officeooo:paragraph-rsid="001d5f42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officeooo:rsid="00130171" officeooo:paragraph-rsid="001e7761"/>
    </style:style>
    <style:style style:name="P7" style:family="paragraph" style:parent-style-name="Standard">
      <style:paragraph-properties fo:padding="0.0201in" fo:border="0.26pt solid #000000" style:shadow="none"/>
      <style:text-properties style:font-name="FreeMono" officeooo:rsid="0020d982" officeooo:paragraph-rsid="0020d982"/>
    </style:style>
    <style:style style:name="T1" style:family="text">
      <style:text-properties officeooo:rsid="0006acf6"/>
    </style:style>
    <style:style style:name="T2" style:family="text">
      <style:text-properties officeooo:rsid="000ad337"/>
    </style:style>
    <style:style style:name="T3" style:family="text">
      <style:text-properties officeooo:rsid="001e7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35</text:p>
      <text:p text:style-name="P1">Lab 7</text:p>
      <text:p text:style-name="P1"/>
      <text:p text:style-name="P4">Posix Signal Handling</text:p>
      <text:p text:style-name="P1"/>
      <text:p text:style-name="P5">Compiling</text:p>
      <text:p text:style-name="P6">gcc -Wall -g -c <text:span text:style-name="T3">main</text:span>.c -o obj/Debug/main.o</text:p>
      <text:p text:style-name="P6">g++ -L/lib64 -o bin/Debug/<text:span text:style-name="T3">lab7</text:span> obj/Debug/main.o</text:p>
      <text:p text:style-name="P2"/>
      <text:p text:style-name="P2"/>
      <text:p text:style-name="P2"/>
      <text:p text:style-name="P5">Output</text:p>
      <text:p text:style-name="P7">$ ./bin/Debug/lab7</text:p>
      <text:p text:style-name="P7"/>
      <text:p text:style-name="P7">Creating child process</text:p>
      <text:p text:style-name="P7">Setting up parent signal handler.</text:p>
      <text:p text:style-name="P7">Child process created, 10 seconds until both may be closed.</text:p>
      <text:p text:style-name="P7">Setting up child signal handler.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Nu-uh-uh, hasn't been 10 seconds yet!^C</text:p>
      <text:p text:style-name="P7">It's been over 10 seconds, halting both processes.</text:p>
      <text:p text:style-name="P7">Child process is PID 4336</text:p>
      <text:p text:style-name="P1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22:47:18.949118853</meta:creation-date>
    <dc:date>2015-10-08T22:52:29.356912315</dc:date>
    <meta:editing-duration>PT5M6S</meta:editing-duration>
    <meta:editing-cycles>9</meta:editing-cycles>
    <meta:generator>LibreOffice/5.0.2.2$Linux_X86_64 LibreOffice_project/00m0$Build-2</meta:generator>
    <meta:document-statistic meta:table-count="0" meta:image-count="0" meta:object-count="0" meta:page-count="1" meta:paragraph-count="34" meta:word-count="174" meta:character-count="1134" meta:non-whitespace-character-count="994"/>
  </office:meta>
</office:document-meta>
</file>